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PDSConnectionFactory.ge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PDSConnectionFactory.setPool( ObjectPool poo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PDSConnectionFactory.makeObjec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PDSConnectionFactory.setCPDS( ConnectionPoolDataSource cp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PDSConnectionFactory.destroyObjec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PDSConnectionFactory.connectionErrorOccurred( Connection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PDSConnectionFactory.CPDSConnectionFactory( ConnectionPoolDataSource cpds , ObjectPool pool , String validationQuery , boolean rollbackAfterValidation ,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PDSConnectionFactory.CPDSConnectionFactory( ConnectionPoolDataSource cpds , ObjectPool pool , String validationQuery ,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PDSConnectionFactory.connectionClosed( Connection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PDSConnectionFactory.setValidationQuery( String validation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PDSConnectionFactory.setRollbackAfterValidation( boolean rollbackAfterValid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PDSConnectionFactory.passivateObjec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PDSConnectionFactory.activateObjec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PDSConnectionFactory.validateObject( Object obj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